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EDB00000DBC0000081F66F72754AC617579.svg" manifest:media-type="image/svg+xml"/>
  <manifest:file-entry manifest:full-path="Pictures/100002010000007A0000005657A7A45D8027811F.png" manifest:media-type="image/png"/>
  <manifest:file-entry manifest:full-path="Pictures/100002010000010A0000009D04C35AF8A52D000C.png" manifest:media-type="image/png"/>
  <manifest:file-entry manifest:full-path="Pictures/1000130F0000064A0000047590D40F5F92B8964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934cm" fo:min-width="14.704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3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1.5cm" svg:height="14.4cm" svg:x="4.3cm" svg:y="3.1cm">
          <text:p text:style-name="P1">AREA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6cm" svg:height="1.842cm" svg:x="5.9cm" svg:y="12.5cm">
          <draw:image xlink:href="Pictures/1000130F0000064A0000047590D40F5F92B89649.svg" xlink:type="simple" xlink:show="embed" xlink:actuate="onLoad" loext:mime-type="image/svg+xml">
            <text:p text:style-name="P1">R2</text:p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frame draw:style-name="gr2" draw:text-style-name="P1" draw:layer="layout" svg:width="2.6cm" svg:height="1.842cm" svg:x="14.3cm" svg:y="4.158cm">
          <draw:image xlink:href="Pictures/1000130F0000064A0000047590D40F5F92B89649.svg" xlink:type="simple" xlink:show="embed" xlink:actuate="onLoad" loext:mime-type="image/svg+xml">
            <text:p text:style-name="P1">R1</text:p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frame draw:style-name="gr2" draw:text-style-name="P1" draw:layer="layout" svg:width="2.6cm" svg:height="1.842cm" svg:x="20.6cm" svg:y="12.258cm">
          <draw:image xlink:href="Pictures/1000130F0000064A0000047590D40F5F92B89649.svg" xlink:type="simple" xlink:show="embed" xlink:actuate="onLoad" loext:mime-type="image/svg+xml">
            <text:p text:style-name="P1">R3</text:p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frame draw:style-name="gr2" draw:text-style-name="P1" draw:layer="layout" svg:width="4.625cm" svg:height="2.734cm" svg:x="23.375cm" svg:y="1.3cm">
          <draw:image xlink:href="Pictures/10000EDB00000DBC0000081F66F72754AC617579.svg" xlink:type="simple" xlink:show="embed" xlink:actuate="onLoad" loext:mime-type="image/svg+xml">
            <text:p text:style-name="P1">Internet</text:p>
          </draw:image>
          <draw:image xlink:href="Pictures/100002010000010A0000009D04C35AF8A52D000C.png" xlink:type="simple" xlink:show="embed" xlink:actuate="onLoad" loext:mime-type="image/png"/>
          <svg:title>Страница-1</svg:title>
        </draw:frame>
        <draw:line draw:style-name="gr3" draw:text-style-name="P2" draw:layer="layout" svg:x1="7.9cm" svg:y1="12.6cm" svg:x2="14.7cm" svg:y2="5.8cm">
          <text:p/>
        </draw:line>
        <draw:line draw:style-name="gr3" draw:text-style-name="P2" draw:layer="layout" svg:x1="16.4cm" svg:y1="5.8cm" svg:x2="21.8cm" svg:y2="12.3cm">
          <text:p/>
        </draw:line>
        <draw:line draw:style-name="gr3" draw:text-style-name="P2" draw:layer="layout" svg:x1="8.5cm" svg:y1="13.5cm" svg:x2="20.6cm" svg:y2="13.5cm">
          <text:p/>
        </draw:line>
        <draw:frame draw:style-name="gr4" draw:text-style-name="P4" draw:layer="layout" svg:width="1.802cm" svg:height="0.962cm" draw:transform="rotate (0.750491578357562) translate (10.526cm 8.996cm)">
          <draw:text-box>
            <text:p text:style-name="P3"><text:span text:style-name="T1">Link1</text:span></text:p>
          </draw:text-box>
        </draw:frame>
        <draw:frame draw:style-name="gr4" draw:text-style-name="P4" draw:layer="layout" svg:width="1.802cm" svg:height="1.199cm" draw:transform="rotate (-0.907571211037052) translate (18.991cm 7.888cm)">
          <draw:text-box>
            <text:p text:style-name="P3"><text:span text:style-name="T1">Link2</text:span></text:p>
            <text:p text:style-name="P3"><text:span text:style-name="T1"/></text:p>
          </draw:text-box>
        </draw:frame>
        <draw:frame draw:style-name="gr5" draw:text-style-name="P4" draw:layer="layout" svg:width="1.802cm" svg:height="1.199cm" svg:x="14.5cm" svg:y="12.838cm">
          <draw:text-box>
            <text:p text:style-name="P3"><text:span text:style-name="T1">Link3</text:span></text:p>
            <text:p text:style-name="P3"><text:span text:style-name="T1"/></text:p>
          </draw:text-box>
        </draw:frame>
        <draw:line draw:style-name="gr3" draw:text-style-name="P2" draw:layer="layout" svg:x1="16.8cm" svg:y1="4.6cm" svg:x2="23.5cm" svg:y2="2.9cm">
          <text:p/>
        </draw:line>
        <draw:frame draw:style-name="gr6" draw:text-style-name="P6" draw:layer="layout" svg:width="2.644cm" svg:height="1.039cm" svg:x="16.968cm" svg:y="5.375cm">
          <draw:text-box>
            <text:p text:style-name="P5"><text:span text:style-name="T2">eth2</text:span></text:p>
            <text:p text:style-name="P5"><text:span text:style-name="T2">172.20.2.1/24</text:span></text:p>
          </draw:text-box>
        </draw:frame>
        <draw:frame draw:style-name="gr6" draw:text-style-name="P6" draw:layer="layout" svg:width="2.644cm" svg:height="1.039cm" svg:x="21.8cm" svg:y="11.161cm">
          <draw:text-box>
            <text:p text:style-name="P5"><text:span text:style-name="T2">eth1</text:span></text:p>
            <text:p text:style-name="P5"><text:span text:style-name="T2">172.20.2.3/24</text:span></text:p>
          </draw:text-box>
        </draw:frame>
        <draw:frame draw:style-name="gr6" draw:text-style-name="P6" draw:layer="layout" svg:width="2.644cm" svg:height="1.039cm" svg:x="17.956cm" svg:y="12.3cm">
          <draw:text-box>
            <text:p text:style-name="P5"><text:span text:style-name="T2">eth2</text:span></text:p>
            <text:p text:style-name="P5"><text:span text:style-name="T2">172.20.3.3/24</text:span></text:p>
          </draw:text-box>
        </draw:frame>
        <draw:frame draw:style-name="gr6" draw:text-style-name="P6" draw:layer="layout" svg:width="2.644cm" svg:height="1.039cm" svg:x="8.756cm" svg:y="12.361cm">
          <draw:text-box>
            <text:p text:style-name="P5"><text:span text:style-name="T2">eth2</text:span></text:p>
            <text:p text:style-name="P5"><text:span text:style-name="T2">172.20.3.2/24</text:span></text:p>
          </draw:text-box>
        </draw:frame>
        <draw:frame draw:style-name="gr6" draw:text-style-name="P6" draw:layer="layout" svg:width="2.644cm" svg:height="1.039cm" svg:x="5.956cm" svg:y="11.361cm">
          <draw:text-box>
            <text:p text:style-name="P5"><text:span text:style-name="T2">eth1</text:span></text:p>
            <text:p text:style-name="P5"><text:span text:style-name="T2">172.20.1.2/24</text:span></text:p>
          </draw:text-box>
        </draw:frame>
        <draw:frame draw:style-name="gr6" draw:text-style-name="P6" draw:layer="layout" svg:width="2.644cm" svg:height="1.039cm" svg:x="11.756cm" svg:y="5.3cm">
          <draw:text-box>
            <text:p text:style-name="P5"><text:span text:style-name="T2">eth1</text:span></text:p>
            <text:p text:style-name="P5"><text:span text:style-name="T2">172.20.1.1/24</text:span></text:p>
          </draw:text-box>
        </draw:frame>
        <draw:frame draw:style-name="gr6" draw:text-style-name="P6" draw:layer="layout" svg:width="2.255cm" svg:height="1.039cm" svg:x="12.356cm" svg:y="3.161cm">
          <draw:text-box>
            <text:p text:style-name="P5"><text:span text:style-name="T2">lo:2</text:span></text:p>
            <text:p text:style-name="P5"><text:span text:style-name="T2">10.0.0.1/32</text:span></text:p>
          </draw:text-box>
        </draw:frame>
        <draw:frame draw:style-name="gr6" draw:text-style-name="P6" draw:layer="layout" svg:width="2.255cm" svg:height="1.039cm" svg:x="8.145cm" svg:y="14.3cm">
          <draw:text-box>
            <text:p text:style-name="P5"><text:span text:style-name="T2">lo:2</text:span></text:p>
            <text:p text:style-name="P5"><text:span text:style-name="T2">10.0.0.2/3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7bc6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6:56:46.357140431</meta:creation-date>
    <dc:date>2020-06-04T17:16:13.853055451</dc:date>
    <meta:editing-duration>PT9M15S</meta:editing-duration>
    <meta:editing-cycles>1</meta:editing-cycles>
    <meta:document-statistic meta:object-count="20"/>
    <meta:generator>LibreOffice/6.4.3.2$Linux_X86_64 LibreOffice_project/40$Build-2</meta:generator>
  </office:meta>
</office:document-meta>
</file>